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ucida Console" svg:font-family="'Lucida Console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Lucida Console" officeooo:rsid="00241c8d" officeooo:paragraph-rsid="00241c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nrise 1/2</text:p>
      <text:p text:style-name="P1"/>
      <text:p text:style-name="P1">i silently rise</text:p>
      <text:p text:style-name="P1">brief stretching and daylight greets</text:p>
      <text:p text:style-name="P1">stand and view open sky</text:p>
      <text:p text:style-name="P1"/>
      <text:p text:style-name="P1">this new day's wonder</text:p>
      <text:p text:style-name="P1">distant orb with life's source glows</text:p>
      <text:p text:style-name="P1">from hidden night's calm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ucida Console" svg:font-family="'Lucida Console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6M51S</meta:editing-duration>
    <meta:editing-cycles>6</meta:editing-cycles>
    <meta:generator>LibreOffice/7.3.7.2$Linux_X86_64 LibreOffice_project/30$Build-2</meta:generator>
    <dc:date>2026-02-06T14:38:32.171053468</dc:date>
    <meta:document-statistic meta:table-count="0" meta:image-count="0" meta:object-count="0" meta:page-count="1" meta:paragraph-count="7" meta:word-count="29" meta:character-count="166" meta:non-whitespace-character-count="144"/>
    <meta:user-defined meta:name="Info 1"/>
    <meta:user-defined meta:name="Info 2"/>
    <meta:user-defined meta:name="Info 3"/>
    <meta:user-defined meta:name="Info 4"/>
  </office:meta>
</office:document-meta>
</file>